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a39" officeooo:paragraph-rsid="0003ba39"/>
    </style:style>
    <style:style style:name="P2" style:family="paragraph" style:parent-style-name="Standard">
      <style:text-properties officeooo:rsid="0003d921" officeooo:paragraph-rsid="0003d921"/>
    </style:style>
    <style:style style:name="P3" style:family="paragraph" style:parent-style-name="Standard">
      <style:text-properties officeooo:rsid="0003f388" officeooo:paragraph-rsid="0003f388"/>
    </style:style>
    <style:style style:name="T1" style:family="text">
      <style:text-properties fo:color="#55308d"/>
    </style:style>
    <style:style style:name="T2" style:family="text">
      <style:text-properties fo:color="#ff8000"/>
    </style:style>
    <style:style style:name="T3" style:family="text">
      <style:text-properties fo:color="#ff8000" officeooo:rsid="0003f388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03f3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nctions</text:h>
      <text:p text:style-name="P1"/>
      <text:p text:style-name="P1"><text:span text:style-name="T1">def</text:span> to create a <text:span text:style-name="T2">function</text:span><text:span text:style-name="T4">, </text:span><text:span text:style-name="T5">also called </text:span><text:span text:style-name="T3">auxiliary function</text:span><text:span text:style-name="T5">.</text:span></text:p>
      <text:p text:style-name="P2">Parameter-less <text:span text:style-name="T2">function</text:span> can be called without parenthesis</text:p>
      <text:p text:style-name="P2"/>
      <text:p text:style-name="P2">When need a while loop, use recursion instead</text:p>
      <text:p text:style-name="P2"><text:span text:style-name="T2">Return type</text:span> of <text:span text:style-name="T2">function</text:span> is not necessary, unless there is recursion. Best practice is to always write the return type.</text:p>
      <text:p text:style-name="P2"/>
      <text:p text:style-name="P3">You can have a <text:span text:style-name="T2">function</text:span> inside of a <text:span text:style-name="T2">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2:12:18.881978428</meta:creation-date>
    <dc:date>2019-09-16T22:34:22.256279763</dc:date>
    <meta:editing-duration>PT1M43S</meta:editing-duration>
    <meta:editing-cycles>1</meta:editing-cycles>
    <meta:document-statistic meta:table-count="0" meta:image-count="0" meta:object-count="0" meta:page-count="1" meta:paragraph-count="6" meta:word-count="54" meta:character-count="330" meta:non-whitespace-character-count="282"/>
    <meta:generator>LibreOffice/6.2.6.2$Linux_X86_64 LibreOffice_project/20$Build-2</meta:generator>
  </office:meta>
</office:document-meta>
</file>